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3-04-18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3-03-01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3-01-24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2-12-20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2-10-21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2-09-20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2-09-01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2-06-2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2-05-18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2-03-29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2-01-17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1-12-13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1-11-19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1-10-2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1-08-11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1-07-14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1-05-06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1-04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1-02-09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1-01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0-12-16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0-11-18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0-10-07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0-09-09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0-07-10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0-02-2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20-01-1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12-1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10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08-1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07-2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06-2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06-04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05-3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04-29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03-28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02-2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9-01-3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12-2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11-1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10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09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08-2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07-2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06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05-3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04-2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03-2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02-2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8-01-2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7-10-1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7-06-1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7-05-1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7-04-2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7-03-2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7-02-25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7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12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11-1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10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09-1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08-2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07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06-2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05-2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4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4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1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0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0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09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09-10-1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0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0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0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200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5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2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4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6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823090461401</text:p>
          </table:table-cell>
          <table:table-cell office:value-type="string" calcext:value-type="string">
            <text:p>193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01" meta:object-count="0"/>
    <meta:user-defined meta:name="AppVersion">3.0</meta:user-defined>
  </office:meta>
</office:document-meta>
</file>